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]+[.A2]/3" office:value-type="float" office:value="1.33333333333333" calcext:value-type="float">
            <text:p>1.3333333333</text:p>
          </table:table-cell>
          <table:table-cell table:formula="of:=INT([.A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3]-[.C2]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]+[.A3]/3" office:value-type="float" office:value="1.44444444444444" calcext:value-type="float">
            <text:p>1.4444444444</text:p>
          </table:table-cell>
          <table:table-cell table:formula="of:=INT([.A4])" office:value-type="float" office:value="1" calcext:value-type="float">
            <text:p>1</text:p>
          </table:table-cell>
          <table:table-cell table:formula="of:=[.C3]+[.B4]" office:value-type="float" office:value="2" calcext:value-type="float">
            <text:p>2</text:p>
          </table:table-cell>
          <table:table-cell table:formula="of:=[.C4]-[.C3]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]+[.A4]/3" office:value-type="float" office:value="1.81481481481481" calcext:value-type="float">
            <text:p>1.8148148148</text:p>
          </table:table-cell>
          <table:table-cell table:formula="of:=INT([.A5])" office:value-type="float" office:value="1" calcext:value-type="float">
            <text:p>1</text:p>
          </table:table-cell>
          <table:table-cell table:formula="of:=[.C4]+[.B5]" office:value-type="float" office:value="3" calcext:value-type="float">
            <text:p>3</text:p>
          </table:table-cell>
          <table:table-cell table:formula="of:=[.C5]-[.C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]+[.A5]/3" office:value-type="float" office:value="2.04938271604938" calcext:value-type="float">
            <text:p>2.049382716</text:p>
          </table:table-cell>
          <table:table-cell table:formula="of:=INT([.A6])" office:value-type="float" office:value="2" calcext:value-type="float">
            <text:p>2</text:p>
          </table:table-cell>
          <table:table-cell table:formula="of:=[.C5]+[.B6]" office:value-type="float" office:value="5" calcext:value-type="float">
            <text:p>5</text:p>
          </table:table-cell>
          <table:table-cell table:formula="of:=[.C6]-[.C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]+[.A6]/3" office:value-type="float" office:value="2.49794238683128" calcext:value-type="float">
            <text:p>2.4979423868</text:p>
          </table:table-cell>
          <table:table-cell table:formula="of:=INT([.A7])" office:value-type="float" office:value="2" calcext:value-type="float">
            <text:p>2</text:p>
          </table:table-cell>
          <table:table-cell table:formula="of:=[.C6]+[.B7]" office:value-type="float" office:value="7" calcext:value-type="float">
            <text:p>7</text:p>
          </table:table-cell>
          <table:table-cell table:formula="of:=[.C7]-[.C6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]+[.A7]/3" office:value-type="float" office:value="2.88203017832647" calcext:value-type="float">
            <text:p>2.8820301783</text:p>
          </table:table-cell>
          <table:table-cell table:formula="of:=INT([.A8])" office:value-type="float" office:value="2" calcext:value-type="float">
            <text:p>2</text:p>
          </table:table-cell>
          <table:table-cell table:formula="of:=[.C7]+[.B8]" office:value-type="float" office:value="9" calcext:value-type="float">
            <text:p>9</text:p>
          </table:table-cell>
          <table:table-cell table:formula="of:=[.C8]-[.C7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]+[.A8]/3" office:value-type="float" office:value="3.4586191129401" calcext:value-type="float">
            <text:p>3.4586191129</text:p>
          </table:table-cell>
          <table:table-cell table:formula="of:=INT([.A9])" office:value-type="float" office:value="3" calcext:value-type="float">
            <text:p>3</text:p>
          </table:table-cell>
          <table:table-cell table:formula="of:=[.C8]+[.B9]" office:value-type="float" office:value="12" calcext:value-type="float">
            <text:p>12</text:p>
          </table:table-cell>
          <table:table-cell table:formula="of:=[.C9]-[.C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8]+[.A9]/3" office:value-type="float" office:value="4.03490321597317" calcext:value-type="float">
            <text:p>4.034903216</text:p>
          </table:table-cell>
          <table:table-cell table:formula="of:=INT([.A10])" office:value-type="float" office:value="4" calcext:value-type="float">
            <text:p>4</text:p>
          </table:table-cell>
          <table:table-cell table:formula="of:=[.C9]+[.B10]" office:value-type="float" office:value="16" calcext:value-type="float">
            <text:p>16</text:p>
          </table:table-cell>
          <table:table-cell table:formula="of:=[.C10]-[.C9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9]+[.A10]/3" office:value-type="float" office:value="4.80358685159783" calcext:value-type="float">
            <text:p>4.8035868516</text:p>
          </table:table-cell>
          <table:table-cell table:formula="of:=INT([.A11])" office:value-type="float" office:value="4" calcext:value-type="float">
            <text:p>4</text:p>
          </table:table-cell>
          <table:table-cell table:formula="of:=[.C10]+[.B11]" office:value-type="float" office:value="20" calcext:value-type="float">
            <text:p>20</text:p>
          </table:table-cell>
          <table:table-cell table:formula="of:=[.C11]-[.C10]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0]+[.A11]/3" office:value-type="float" office:value="5.63609883317245" calcext:value-type="float">
            <text:p>5.6360988332</text:p>
          </table:table-cell>
          <table:table-cell table:formula="of:=INT([.A12])" office:value-type="float" office:value="5" calcext:value-type="float">
            <text:p>5</text:p>
          </table:table-cell>
          <table:table-cell table:formula="of:=[.C11]+[.B12]" office:value-type="float" office:value="25" calcext:value-type="float">
            <text:p>25</text:p>
          </table:table-cell>
          <table:table-cell table:formula="of:=[.C12]-[.C11]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1]+[.A12]/3" office:value-type="float" office:value="6.68228646265531" calcext:value-type="float">
            <text:p>6.6822864627</text:p>
          </table:table-cell>
          <table:table-cell table:formula="of:=INT([.A13])" office:value-type="float" office:value="6" calcext:value-type="float">
            <text:p>6</text:p>
          </table:table-cell>
          <table:table-cell table:formula="of:=[.C12]+[.B13]" office:value-type="float" office:value="31" calcext:value-type="float">
            <text:p>31</text:p>
          </table:table-cell>
          <table:table-cell table:formula="of:=[.C13]-[.C12]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2]+[.A13]/3" office:value-type="float" office:value="7.86352765405755" calcext:value-type="float">
            <text:p>7.8635276541</text:p>
          </table:table-cell>
          <table:table-cell table:formula="of:=INT([.A14])" office:value-type="float" office:value="7" calcext:value-type="float">
            <text:p>7</text:p>
          </table:table-cell>
          <table:table-cell table:formula="of:=[.C13]+[.B14]" office:value-type="float" office:value="38" calcext:value-type="float">
            <text:p>38</text:p>
          </table:table-cell>
          <table:table-cell table:formula="of:=[.C14]-[.C13]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3]+[.A14]/3" office:value-type="float" office:value="9.30346234734116" calcext:value-type="float">
            <text:p>9.3034623473</text:p>
          </table:table-cell>
          <table:table-cell table:formula="of:=INT([.A15])" office:value-type="float" office:value="9" calcext:value-type="float">
            <text:p>9</text:p>
          </table:table-cell>
          <table:table-cell table:formula="of:=[.C14]+[.B15]" office:value-type="float" office:value="47" calcext:value-type="float">
            <text:p>47</text:p>
          </table:table-cell>
          <table:table-cell table:formula="of:=[.C15]-[.C14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4]+[.A15]/3" office:value-type="float" office:value="10.9646817698379" calcext:value-type="float">
            <text:p>10.9646817698</text:p>
          </table:table-cell>
          <table:table-cell table:formula="of:=INT([.A16])" office:value-type="float" office:value="10" calcext:value-type="float">
            <text:p>10</text:p>
          </table:table-cell>
          <table:table-cell table:formula="of:=[.C15]+[.B16]" office:value-type="float" office:value="57" calcext:value-type="float">
            <text:p>57</text:p>
          </table:table-cell>
          <table:table-cell table:formula="of:=[.C16]-[.C15]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5]+[.A16]/3" office:value-type="float" office:value="12.9583562706205" calcext:value-type="float">
            <text:p>12.9583562706</text:p>
          </table:table-cell>
          <table:table-cell table:formula="of:=INT([.A17])" office:value-type="float" office:value="12" calcext:value-type="float">
            <text:p>12</text:p>
          </table:table-cell>
          <table:table-cell table:formula="of:=[.C16]+[.B17]" office:value-type="float" office:value="69" calcext:value-type="float">
            <text:p>69</text:p>
          </table:table-cell>
          <table:table-cell table:formula="of:=[.C17]-[.C16]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6]+[.A17]/3" office:value-type="float" office:value="15.2841338600448" calcext:value-type="float">
            <text:p>15.28413386</text:p>
          </table:table-cell>
          <table:table-cell table:formula="of:=INT([.A18])" office:value-type="float" office:value="15" calcext:value-type="float">
            <text:p>15</text:p>
          </table:table-cell>
          <table:table-cell table:formula="of:=[.C17]+[.B18]" office:value-type="float" office:value="84" calcext:value-type="float">
            <text:p>84</text:p>
          </table:table-cell>
          <table:table-cell table:formula="of:=[.C18]-[.C17]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7]+[.A18]/3" office:value-type="float" office:value="18.0530675573021" calcext:value-type="float">
            <text:p>18.0530675573</text:p>
          </table:table-cell>
          <table:table-cell table:formula="of:=INT([.A19])" office:value-type="float" office:value="18" calcext:value-type="float">
            <text:p>18</text:p>
          </table:table-cell>
          <table:table-cell table:formula="of:=[.C18]+[.B19]" office:value-type="float" office:value="102" calcext:value-type="float">
            <text:p>102</text:p>
          </table:table-cell>
          <table:table-cell table:formula="of:=[.C19]-[.C18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8]+[.A19]/3" office:value-type="float" office:value="21.3018230458121" calcext:value-type="float">
            <text:p>21.3018230458</text:p>
          </table:table-cell>
          <table:table-cell table:formula="of:=INT([.A20])" office:value-type="float" office:value="21" calcext:value-type="float">
            <text:p>21</text:p>
          </table:table-cell>
          <table:table-cell table:formula="of:=[.C19]+[.B20]" office:value-type="float" office:value="123" calcext:value-type="float">
            <text:p>123</text:p>
          </table:table-cell>
          <table:table-cell table:formula="of:=[.C20]-[.C19]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9]+[.A20]/3" office:value-type="float" office:value="25.1536752392394" calcext:value-type="float">
            <text:p>25.1536752392</text:p>
          </table:table-cell>
          <table:table-cell table:formula="of:=INT([.A21])" office:value-type="float" office:value="25" calcext:value-type="float">
            <text:p>25</text:p>
          </table:table-cell>
          <table:table-cell table:formula="of:=[.C20]+[.B21]" office:value-type="float" office:value="148" calcext:value-type="float">
            <text:p>148</text:p>
          </table:table-cell>
          <table:table-cell table:formula="of:=[.C21]-[.C20]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20]+[.A21]/3" office:value-type="float" office:value="29.6863814588919" calcext:value-type="float">
            <text:p>29.6863814589</text:p>
          </table:table-cell>
          <table:table-cell table:formula="of:=INT([.A22])" office:value-type="float" office:value="29" calcext:value-type="float">
            <text:p>29</text:p>
          </table:table-cell>
          <table:table-cell table:formula="of:=[.C21]+[.B22]" office:value-type="float" office:value="177" calcext:value-type="float">
            <text:p>177</text:p>
          </table:table-cell>
          <table:table-cell table:formula="of:=[.C22]-[.C21]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21]+[.A22]/3" office:value-type="float" office:value="35.0491357255367" calcext:value-type="float">
            <text:p>35.0491357255</text:p>
          </table:table-cell>
          <table:table-cell table:formula="of:=INT([.A23])" office:value-type="float" office:value="35" calcext:value-type="float">
            <text:p>35</text:p>
          </table:table-cell>
          <table:table-cell table:formula="of:=[.C22]+[.B23]" office:value-type="float" office:value="212" calcext:value-type="float">
            <text:p>212</text:p>
          </table:table-cell>
          <table:table-cell table:formula="of:=[.C23]-[.C22]"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22]+[.A23]/3" office:value-type="float" office:value="41.3694267007375" calcext:value-type="float">
            <text:p>41.3694267007</text:p>
          </table:table-cell>
          <table:table-cell table:formula="of:=INT([.A24])" office:value-type="float" office:value="41" calcext:value-type="float">
            <text:p>41</text:p>
          </table:table-cell>
          <table:table-cell table:formula="of:=[.C23]+[.B24]" office:value-type="float" office:value="253" calcext:value-type="float">
            <text:p>253</text:p>
          </table:table-cell>
          <table:table-cell table:formula="of:=[.C24]-[.C23]"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23]+[.A24]/3" office:value-type="float" office:value="48.8389446257826" calcext:value-type="float">
            <text:p>48.8389446258</text:p>
          </table:table-cell>
          <table:table-cell table:formula="of:=INT([.A25])" office:value-type="float" office:value="48" calcext:value-type="float">
            <text:p>48</text:p>
          </table:table-cell>
          <table:table-cell table:formula="of:=[.C24]+[.B25]" office:value-type="float" office:value="301" calcext:value-type="float">
            <text:p>301</text:p>
          </table:table-cell>
          <table:table-cell table:formula="of:=[.C25]-[.C24]"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24]+[.A25]/3" office:value-type="float" office:value="57.6490749093317" calcext:value-type="float">
            <text:p>57.6490749093</text:p>
          </table:table-cell>
          <table:table-cell table:formula="of:=INT([.A26])" office:value-type="float" office:value="57" calcext:value-type="float">
            <text:p>57</text:p>
          </table:table-cell>
          <table:table-cell table:formula="of:=[.C25]+[.B26]" office:value-type="float" office:value="358" calcext:value-type="float">
            <text:p>358</text:p>
          </table:table-cell>
          <table:table-cell table:formula="of:=[.C26]-[.C25]"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25]+[.A26]/3" office:value-type="float" office:value="68.0553029288932" calcext:value-type="float">
            <text:p>68.0553029289</text:p>
          </table:table-cell>
          <table:table-cell table:formula="of:=INT([.A27])" office:value-type="float" office:value="68" calcext:value-type="float">
            <text:p>68</text:p>
          </table:table-cell>
          <table:table-cell table:formula="of:=[.C26]+[.B27]" office:value-type="float" office:value="426" calcext:value-type="float">
            <text:p>426</text:p>
          </table:table-cell>
          <table:table-cell table:formula="of:=[.C27]-[.C26]"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26]+[.A27]/3" office:value-type="float" office:value="80.3341758856294" calcext:value-type="float">
            <text:p>80.3341758856</text:p>
          </table:table-cell>
          <table:table-cell table:formula="of:=INT([.A28])" office:value-type="float" office:value="80" calcext:value-type="float">
            <text:p>80</text:p>
          </table:table-cell>
          <table:table-cell table:formula="of:=[.C27]+[.B28]" office:value-type="float" office:value="506" calcext:value-type="float">
            <text:p>506</text:p>
          </table:table-cell>
          <table:table-cell table:formula="of:=[.C28]-[.C27]"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7]+[.A28]/3" office:value-type="float" office:value="94.8333615574363" calcext:value-type="float">
            <text:p>94.8333615574</text:p>
          </table:table-cell>
          <table:table-cell table:formula="of:=INT([.A29])" office:value-type="float" office:value="94" calcext:value-type="float">
            <text:p>94</text:p>
          </table:table-cell>
          <table:table-cell table:formula="of:=[.C28]+[.B29]" office:value-type="float" office:value="600" calcext:value-type="float">
            <text:p>600</text:p>
          </table:table-cell>
          <table:table-cell table:formula="of:=[.C29]-[.C28]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2:35:05.551395725</meta:creation-date>
    <dc:date>2016-01-20T13:15:13.407688804</dc:date>
    <meta:editing-duration>PT9M47S</meta:editing-duration>
    <meta:editing-cycles>1</meta:editing-cycles>
    <meta:document-statistic meta:table-count="1" meta:cell-count="160" meta:object-count="0"/>
    <meta:generator>LibreOffice/5.0.2.2$Linux_X86_64 LibreOffice_project/00m0$Build-2</meta:generator>
  </office:meta>
</office:document-meta>
</file>